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cm" fo:margin-bottom="0.247cm" style:contextual-spacing="false" fo:line-height="115%"/>
    </style:style>
    <style:style style:name="P2" style:family="paragraph" style:parent-style-name="Horizontal_20_Line">
      <style:paragraph-properties fo:margin-top="0cm" fo:margin-bottom="0.247cm" style:contextual-spacing="false" fo:line-height="115%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 style:list-style-name="L1"/>
    <style:style style:name="P5" style:family="paragraph" style:parent-style-name="Heading_20_2">
      <style:paragraph-properties fo:break-before="pag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Heading_20_2" style:list-style-name="">
      <style:paragraph-properties fo:line-height="115%" fo:break-before="page"/>
      <style:text-properties officeooo:paragraph-rsid="001c76f3"/>
    </style:style>
    <style:style style:name="P11" style:family="paragraph" style:parent-style-name="Text_20_body">
      <style:text-properties officeooo:paragraph-rsid="001c76f3"/>
    </style:style>
    <style:style style:name="P12" style:family="paragraph" style:parent-style-name="Heading_20_3">
      <style:paragraph-properties fo:margin-top="0cm" fo:margin-bottom="0.247cm" style:contextual-spacing="false" fo:line-height="115%"/>
      <style:text-properties officeooo:paragraph-rsid="001c76f3"/>
    </style:style>
    <style:style style:name="P13" style:family="paragraph" style:parent-style-name="Standard">
      <style:paragraph-properties fo:break-before="pag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História Mundial das Camisas de Futebol</text:h>
      <text:h text:style-name="P1" text:outline-level="3">Século XIX e Início do Século XX – Os Primórdios</text:h>
      <text:p text:style-name="Text_20_body">No século XIX, jogar futebol exigia trajes quase “esporte fino”: calções compridos, cintos, meias grossas, chuteiras pesadas com cravos de madeira e camisas enormes de tecido denso, que chegavam a pesar quase 1 kg. Os uniformes eram improvisados e muitas vezes confundiam equipes, levando ao uso de chapéus, lenços ou cachecóis para diferenciar os times.</text:p>
      <text:p text:style-name="Text_20_body">O futebol começou a se organizar em escolas e colégios britânicos a partir dos anos 1800, com regras sendo formalizadas em Cambridge em 1848 e, finalmente, consolidando-se em 1863, quando se proibiu o uso das mãos e se padronizaram uniformes. Até a década de 1870, as camisas eram quase sempre de uma só cor e os calções, geralmente brancos. Com a profissionalização e arrecadação de ingressos, clubes começaram a financiar uniformes e criar cores e escudos próprios.</text:p>
      <text:p text:style-name="P2"/>
      <text:h text:style-name="P1" text:outline-level="3">Século XX – Algodão e Consolidação dos Uniformes</text:h>
      <text:p text:style-name="Text_20_body">Com o avanço do futebol profissional, as camisas evoluíram lentamente: botões deram lugar a cordões, o algodão pesado deu lugar à malha mais leve, os escudos passaram a ser incluídos e surgiram os números nas costas. Até os anos 1980, o algodão ainda era predominante, absorvendo muito suor e aumentando o peso dos uniformes — em dias de calor, camisas escuras podiam dificultar o desempenho dos jogadores.</text:p>
      <text:p text:style-name="P2"/>
      <text:h text:style-name="P1" text:outline-level="3">Anos 1980 e 1990 – Revolução do Poliester e Patrocínios</text:h>
      <text:p text:style-name="Text_20_body">A Copa do Mundo de 1986 marcou a adoção global do poliéster, tecido leve, brilhante e ideal para estampas e patrocínios. Uniformes tornaram-se mais confortáveis e resistentes à umidade. Nos anos 1990, principalmente na Copa de 1994, camisas ficaram mais coloridas e criativas, embora ainda retivessem suor e calor, mostrando que a tecnologia ainda tinha espaço para evoluir.</text:p>
      <text:p text:style-name="P2"/>
      <text:h text:style-name="P1" text:outline-level="3">Novo Milênio – Tecnologia e Moda</text:h>
      <text:p text:style-name="Text_20_body">No final dos anos 1990 e início dos anos 2000, surgiram tecnologias como o Dry Fit, que absorvia e evaporava o suor rapidamente. As camisas ficaram mais leves, ventiladas e adaptadas ao desempenho atlético. Ao longo dos anos, materiais recicláveis e designs diferenciados (como degradês e camisas retrô) foram incorporados, tornando-as não apenas uniformes de jogo, mas itens de moda e identidade cultural.</text:p>
      <text:p text:style-name="Text_20_body">Hoje, camisas de futebol são peças de alta tecnologia e marketing: versões “authentic” para jogadores e “supporters” para torcedores, cada uma otimizada para seu uso, com tecidos leves, ventilação estratégica e logotipos aplicados de forma funcional. Além disso, clubes exploram camisas comemorativas e retrôs, mantendo viva a tradição e o valor simbólico de cada manto.</text:p>
      <text:p text:style-name="P2"/>
      <text:h text:style-name="P1" text:outline-level="3">Conclusão</text:h>
      <text:p text:style-name="Text_20_body">Ao longo de mais de um século, as camisas de futebol passaram de trajes pesados e improvisados a itens de alta tecnologia, moda e identidade cultural. Elas refletem não apenas a evolução do esporte, <text:soft-page-break/>mas também tendências da sociedade, da indústria têxtil e do marketing global, conquistando espaço no coração dos torcedores em todo o mundo.</text:p>
      <text:p text:style-name="Text_20_body"/>
      <text:h text:style-name="Heading_20_2" text:outline-level="2"/>
      <text:h text:style-name="Heading_20_2" text:outline-level="2"/>
      <text:p text:style-name="P3"/>
      <text:h text:style-name="Heading_20_2" text:outline-level="2">História das Camisas de Seleções de Futebol</text:h>
      <text:h text:style-name="Heading_20_3" text:outline-level="3">Século XIX e Início do Século XX – Origens e Identidade Nacional</text:h>
      <text:p text:style-name="Text_20_body">As seleções surgiram quando o futebol deixou de ser apenas local e escolas e clubes começaram a disputar torneios internacionais. No começo, não havia uniformes padronizados: jogadores usavam roupas escolares ou clubes, sem cores oficiais. Isso gerava confusão, e às vezes chapéus, lenços ou faixas eram usados para diferenciar os times.</text:p>
      <text:p text:style-name="Text_20_body">Na Inglaterra, berço do futebol moderno, regras começaram a ser padronizadas em 1863, e logo depois, outras nações europeias passaram a organizar suas equipes com cores e distintivos próprios. As primeiras camisas nacionais eram simples, de algodão pesado, de cores sólidas, geralmente inspiradas em símbolos nacionais.</text:p>
      <text:p text:style-name="Horizontal_20_Line"/>
      <text:h text:style-name="Heading_20_3" text:outline-level="3">Décadas de 1920 a 1950 – Consolidação das Cores e Escudos</text:h>
      <text:p text:style-name="Text_20_body">Com a internacionalização do futebol, seleções passaram a ter cores oficiais e escudos bordados. A Inglaterra vestia branco, a Itália azul (“Azzurri”), o Brasil canarinho a partir de 1954. Os uniformes ainda eram de algodão pesado, absorvendo suor, mas os escudos e cores fortaleciam a identidade e orgulho nacional.</text:p>
      <text:p text:style-name="Text_20_body">Jogos internacionais começaram a exigir padrões visuais para diferenciar equipes: camisas, calções e meias passaram a formar conjuntos que os torcedores reconheciam imediatamente.</text:p>
      <text:p text:style-name="Horizontal_20_Line"/>
      <text:h text:style-name="Heading_20_3" text:outline-level="3">Décadas de 1960 a 1980 – Modernização e Profissionalização</text:h>
      <text:p text:style-name="Text_20_body">A chegada de tecidos mais leves e a evolução das confederações internacionais (FIFA, UEFA, CONMEBOL) impulsionou uniformes mais funcionais. Números começaram a ser padronizados, e logotipos de fabricantes começaram a aparecer discretamente.</text:p>
      <text:p text:style-name="Text_20_body">Exemplos icônicos:</text:p>
      <text:list text:style-name="L1">
        <text:list-item>
          <text:p text:style-name="P4"><text:span text:style-name="Strong_20_Emphasis">Brasil</text:span> 1970 – camisa amarela clássica com detalhes verdes e escudo bordado.</text:p>
        </text:list-item>
        <text:list-item>
          <text:p text:style-name="P4"><text:span text:style-name="Strong_20_Emphasis">Alemanha</text:span> – camisa branca com detalhes pretos, que consolidou o visual tradicional.</text:p>
        </text:list-item>
        <text:list-item>
          <text:p text:style-name="P4"><text:span text:style-name="Strong_20_Emphasis">Itália</text:span> – azul uniforme e elegante, inspirado na família real e com escudo bordado.</text:p>
        </text:list-item>
      </text:list>
      <text:p text:style-name="Horizontal_20_Line"/>
      <text:h text:style-name="Heading_20_3" text:outline-level="3">Anos 1980 e 1990 – O Poliéster, Patrocínios e Criatividade</text:h>
      <text:p text:style-name="Text_20_body">A Copa do Mundo de 1986 marcou a adoção global do poliéster nas seleções, permitindo uniformes leves, respiráveis e ideais para estampas e patrocínios (embora muitas seleções ainda não tivessem patrocínios nas camisas até o final dos anos 1980).</text:p>
      <text:p text:style-name="Text_20_body"><text:soft-page-break/>Nos anos 1990, seleções ousaram em cores e padrões: degradês, detalhes geométricos e combinações criativas. Exemplos memoráveis incluem o <text:span text:style-name="Strong_20_Emphasis">Brasil 1994</text:span>, <text:span text:style-name="Strong_20_Emphasis">Holanda 1994</text:span>, <text:span text:style-name="Strong_20_Emphasis">Itália 1990</text:span> e <text:span text:style-name="Strong_20_Emphasis">Suécia 1994</text:span>.</text:p>
      <text:p text:style-name="Horizontal_20_Line"/>
      <text:h text:style-name="Heading_20_3" text:outline-level="3">Século XXI – Tecnologia, Estilo e Sustentabilidade</text:h>
      <text:p text:style-name="Text_20_body">A partir dos anos 2000, tecnologias como <text:span text:style-name="Strong_20_Emphasis">Dry Fit</text:span>, <text:span text:style-name="Strong_20_Emphasis">Climacool</text:span> e ventilação estratégica transformaram os uniformes em peças de alta performance. Seleções como Brasil, Alemanha, Espanha e Argentina passaram a usar tecidos que evaporam o suor, reduzem peso e melhoram o conforto.</text:p>
      <text:p text:style-name="Text_20_body">Além disso, camisas se tornaram itens de moda e marketing: versões “authentic” para jogadores e “replica/supporters” para torcedores, muitas vezes com materiais reciclados, estampas comemorativas e detalhes sofisticados.</text:p>
      <text:p text:style-name="Horizontal_20_Line"/>
      <text:h text:style-name="Heading_20_3" text:outline-level="3">Conclusão</text:h>
      <text:p text:style-name="Text_20_body">As camisas de seleções não são apenas uniformes de jogo; são símbolos de identidade nacional, orgulho e história. De algodão pesado e improvisado a tecidos tecnológicos e designs modernos, cada camisa conta a trajetória do futebol mundial, refletindo cultura, moda e inovação.</text:p>
      <text:p text:style-name="Standard"/>
      <text:h text:style-name="P5" text:outline-level="2">História das Camisas de Clubes de Futebol</text:h>
      <text:h text:style-name="Heading_20_3" text:outline-level="3">Século XIX e Início do Século XX – Os Primeiros Uniformes</text:h>
      <text:p text:style-name="Text_20_body">Os clubes surgiram a partir de associações locais e escolares na Grã-Bretanha e rapidamente se espalharam pela Europa e América do Sul. Inicialmente, os uniformes eram improvisados: camisas pesadas de algodão ou lã, calções compridos e meias grossas, sem padronização.</text:p>
      <text:p text:style-name="Text_20_body">Cores e padrões começaram a ser usados para diferenciar os times, com algumas equipes adotando listras ou um tom sólido. O uniforme refletia não apenas o clube, mas muitas vezes a comunidade local ou instituições que o apoiavam.</text:p>
      <text:p text:style-name="Horizontal_20_Line"/>
      <text:h text:style-name="Heading_20_3" text:outline-level="3">Décadas de 1920 a 1950 – Identidade Visual e Escudos</text:h>
      <text:p text:style-name="Text_20_body">Com o crescimento dos campeonatos e torneios nacionais, clubes precisavam de identidade visual clara. Escudos bordados foram introduzidos, e cores consistentes passaram a ser obrigatórias.</text:p>
      <text:p text:style-name="Text_20_body">Exemplos icônicos:</text:p>
      <text:list text:style-name="L2">
        <text:list-item>
          <text:p text:style-name="P6"><text:span text:style-name="Strong_20_Emphasis">Manchester United</text:span> – camisa vermelha com calções brancos e escudo distintivo.</text:p>
        </text:list-item>
        <text:list-item>
          <text:p text:style-name="P6"><text:span text:style-name="Strong_20_Emphasis">Juventus</text:span> – listras pretas e brancas, criando uma das identidades visuais mais reconhecíveis do mundo.</text:p>
        </text:list-item>
        <text:list-item>
          <text:p text:style-name="P6"><text:span text:style-name="Strong_20_Emphasis">Boca Juniors</text:span> – azul e amarelo com faixa horizontal, símbolo de Buenos Aires.</text:p>
        </text:list-item>
      </text:list>
      <text:p text:style-name="Text_20_body">Os uniformes ainda eram pesados, absorvendo suor e limitando a mobilidade, mas fortaleciam a tradição e o orgulho dos torcedores.</text:p>
      <text:p text:style-name="Horizontal_20_Line"/>
      <text:h text:style-name="Heading_20_3" text:outline-level="3">Décadas de 1960 a 1980 – Profissionalização e Início das Marcas</text:h>
      <text:p text:style-name="Text_20_body">O futebol profissional impulsionou a evolução dos clubes: números nas camisas se tornaram obrigatórios, os tecidos começaram a ficar mais leves e as marcas esportivas passaram a fornecer uniformes.</text:p>
      <text:p text:style-name="Text_20_body">Marcas influentes nessa época:</text:p>
      <text:list text:style-name="L3">
        <text:list-item>
          <text:p text:style-name="P7"><text:span text:style-name="Strong_20_Emphasis">Adidas</text:span> – patrocinando clubes europeus e fornecendo uniformes para campeonatos internacionais.</text:p>
        </text:list-item>
        <text:list-item>
          <text:p text:style-name="P7"><text:span text:style-name="Strong_20_Emphasis">Puma</text:span> – famosa por fornecer uniformes de times alemães e italianos.</text:p>
        </text:list-item>
        <text:list-item>
          <text:p text:style-name="P7"><text:span text:style-name="Strong_20_Emphasis">Umbro</text:span> – pioneira na Inglaterra e América do Sul.</text:p>
        </text:list-item>
      </text:list>
      <text:p text:style-name="Text_20_body">Os uniformes ainda eram de algodão ou misturas pesadas, mas mais funcionais e com escudos e cores oficiais bem definidos.</text:p>
      <text:p text:style-name="Horizontal_20_Line"/>
      <text:h text:style-name="Heading_20_3" text:outline-level="3"><text:soft-page-break/>Anos 1980 e 1990 – Poliester, Patrocínios e Marketing</text:h>
      <text:p text:style-name="Text_20_body">Com a Copa de 1986 e a popularização do poliéster, clubes adotaram uniformes mais leves e resistentes. A década de 1990 viu a explosão dos <text:span text:style-name="Strong_20_Emphasis">patrocínios nas camisas</text:span>, com logotipos de empresas estampando os uniformes de forma massiva, transformando-os em veículos de marketing.</text:p>
      <text:p text:style-name="Text_20_body">Exemplos marcantes:</text:p>
      <text:list text:style-name="L4">
        <text:list-item>
          <text:p text:style-name="P8"><text:span text:style-name="Strong_20_Emphasis">Barcelona</text:span> – patrocinado pela Nike e Compaq nos anos 90.</text:p>
        </text:list-item>
        <text:list-item>
          <text:p text:style-name="P8"><text:span text:style-name="Strong_20_Emphasis">Milan</text:span> – com patrocinadores como Marlboro, criando camisas icônicas.</text:p>
        </text:list-item>
        <text:list-item>
          <text:p text:style-name="P8"><text:span text:style-name="Strong_20_Emphasis">Santos e Flamengo</text:span> – no Brasil, passaram a exibir marcas como Parmalat e Guaraná Antarctica.</text:p>
        </text:list-item>
      </text:list>
      <text:p text:style-name="Horizontal_20_Line"/>
      <text:h text:style-name="Heading_20_3" text:outline-level="3">Século XXI – Tecnologia, Estilo e Moda</text:h>
      <text:p text:style-name="Text_20_body">Hoje, as camisas de clubes são altamente tecnológicas: tecidos que evaporam suor (Dry Fit, Climacool), leves e com ventilação estratégica. Além de funcionais, são <text:span text:style-name="Strong_20_Emphasis">objetos de moda e marketing global</text:span>, com versões para jogadores e torcedores, edições comemorativas, retrôs e materiais sustentáveis (como tecidos reciclados).</text:p>
      <text:p text:style-name="Text_20_body">Exemplos recentes:</text:p>
      <text:list text:style-name="L5">
        <text:list-item>
          <text:p text:style-name="P9"><text:span text:style-name="Strong_20_Emphasis">Juventus 2020</text:span> – degradê moderno e tecido ultraleve.</text:p>
        </text:list-item>
        <text:list-item>
          <text:p text:style-name="P9"><text:span text:style-name="Strong_20_Emphasis">Real Madrid 2022</text:span> – uniforme sustentável com fibras recicladas de garrafas PET.</text:p>
        </text:list-item>
        <text:list-item>
          <text:p text:style-name="P9"><text:span text:style-name="Strong_20_Emphasis">Manchester City</text:span> – combina tradição e tecnologia para otimizar desempenho.</text:p>
        </text:list-item>
      </text:list>
      <text:p text:style-name="Horizontal_20_Line"/>
      <text:h text:style-name="Heading_20_3" text:outline-level="3">Conclusão</text:h>
      <text:p text:style-name="Text_20_body">As camisas de clubes refletem tradição, identidade e inovação. De trajes improvisados e pesados a uniformes tecnológicos e de marketing global, cada manto conta a história de seu clube, conecta torcedores e se tornou peça central tanto em campo quanto na moda e cultura popular.</text:p>
      <text:p text:style-name="Standard"/>
      <text:h text:style-name="P10" text:outline-level="2"><text:span text:style-name="Emphasis">História das Camisas do Esporte Clube Juventude</text:span></text:h>
      <text:p text:style-name="P11">O <text:span text:style-name="Strong_20_Emphasis">Esporte Clube Juventude</text:span>, fundado em 1913 em Caxias do Sul, carrega em suas camisas mais de um século de história, tradição e identidade gaúcha. Desde os primeiros anos, os uniformes refletiam tanto as cores do clube quanto a influência da comunidade local e da imigração italiana, presente na região.</text:p>
      <text:h text:style-name="P12" text:outline-level="3">Primeiros anos: 1913 a 1940</text:h>
      <text:p text:style-name="P11">Nos primeiros uniformes, os jogadores vestiam camisas simples, geralmente brancas ou com tons sóbrios, associadas a calções e meias longas. Como o futebol ainda era amador, os materiais eram pesados e improvisados, semelhantes aos usados nos clubes europeus da época. A padronização era mínima, e cada partida muitas vezes exigia adaptações para diferenciar os times, como lenços ou faixas coloridas.</text:p>
      <text:h text:style-name="P12" text:outline-level="3">Consolidação e identidade: 1940 a 1970</text:h>
      <text:p text:style-name="P11">Com a profissionalização gradual do clube, as camisas do Juventude passaram a ter cores definidas: <text:span text:style-name="Strong_20_Emphasis">verde e branco</text:span>, que se tornaram símbolos da torcida e da identidade do clube. Nessa época, surgiram os primeiros <text:span text:style-name="Strong_20_Emphasis">escudos bordados</text:span> nas camisas, representando a cidade e a tradição do time. O tecido ainda era pesado, mas os uniformes já possuíam cortes mais padronizados, alinhando-se às tendências do futebol brasileiro.</text:p>
      <text:h text:style-name="P12" text:outline-level="3">Modernização e marcas esportivas: 1970 a 1990</text:h>
      <text:p text:style-name="P11">A partir da década de 1970, os uniformes começaram a incorporar tecidos mais leves, malhas e combinações de cores mais sofisticadas. O Juventude passou a firmar parcerias com <text:span text:style-name="Strong_20_Emphasis">fornecedores de material esportivo</text:span>, garantindo camisas mais resistentes e confortáveis. Nessa fase, surgiram as camisas reservas em cores contrastantes, geralmente brancas ou verdes invertidas, permitindo maior versatilidade em campeonatos e jogos fora de casa.</text:p>
      <text:h text:style-name="P12" text:outline-level="3">Era do poliéster e patrocínios: 1990 a 2000</text:h>
      <text:p text:style-name="P11">Nos anos 1990, com a popularização do poliéster, as camisas do Juventude ficaram mais leves, respiráveis e duráveis. Foi também nessa época que começaram a aparecer os primeiros <text:span text:style-name="Strong_20_Emphasis">patrocínios estampados</text:span> nas camisas, transformando os uniformes em um importante espaço de marketing. A combinação de tecnologia, estilo e identidade do clube tornou os mantos ainda mais reconhecíveis, fortalecendo a relação com os torcedores.</text:p>
      <text:h text:style-name="P12" text:outline-level="3">Século XXI – Tecnologias e homenagens</text:h>
      <text:p text:style-name="P11">No novo milênio, o Juventude continuou a inovar: camisas com tecidos <text:span text:style-name="Strong_20_Emphasis">Dry Fit</text:span>, ventilação estratégica e versões comemorativas passaram a compor o acervo do clube. Lançamentos como a linha “Lendárias” e homenagens à imigração italiana mostram que, além de performance, os uniformes são peças de <text:span text:style-name="Strong_20_Emphasis">identidade cultural e moda esportiva</text:span>.</text:p>
      <text:p text:style-name="P11">Hoje, os mantos do Juventude não representam apenas o time em campo, mas também o orgulho de Caxias do Sul e a paixão de uma torcida que mantém viva a tradição do verde e branco. De tecidos pesados do século XIX a uniformes tecnológicos do século XXI, cada camisa do Ju conta a história de um clube centenário e de um povo apaixonado pelo futebol.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20:46:21.915358200</meta:creation-date>
    <dc:date>2025-09-22T20:55:52.485533900</dc:date>
    <meta:editing-duration>PT3M21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9" meta:paragraph-count="79" meta:word-count="1891" meta:character-count="12323" meta:non-whitespace-character-count="10495"/>
  </office:meta>
</office:document-meta>
</file>